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9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1" table:number-columns-repeated="5" table:default-cell-style-name="ce4"/>
        <table:table-column table:style-name="co2" table:default-cell-style-name="ce4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1" table:number-rows-spanned="3">
            <text:p>Serial</text:p>
          </table:table-cell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9"/>
          <table:table-cell table:number-columns-repeated="3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4 processors</text:p>
          </table:table-cell>
          <table:covered-table-cell table:style-name="ce9"/>
          <table:table-cell table:number-columns-repeated="3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00018" calcext:value-type="float">
            <text:p>0,00002</text:p>
          </table:table-cell>
          <table:table-cell table:style-name="ce7" office:value-type="float" office:value="0.000356" calcext:value-type="float">
            <text:p>0,00036</text:p>
          </table:table-cell>
          <table:table-cell table:style-name="ce7" table:formula="of:=[.C7]-[.D7]" office:value-type="float" office:value="-0.000338" calcext:value-type="float">
            <text:p>-0,00034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0.011022" calcext:value-type="float">
            <text:p>0,01102</text:p>
          </table:table-cell>
          <table:table-cell table:style-name="ce7" office:value-type="float" office:value="0.006231" calcext:value-type="float">
            <text:p>0,00623</text:p>
          </table:table-cell>
          <table:table-cell table:style-name="ce7" table:formula="of:=[.C8]-[.D8]" office:value-type="float" office:value="0.004791" calcext:value-type="float">
            <text:p>0,0047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00" calcext:value-type="float">
            <text:p>500</text:p>
          </table:table-cell>
          <table:table-cell table:style-name="ce7" office:value-type="float" office:value="2.262208" calcext:value-type="float">
            <text:p>2,26221</text:p>
          </table:table-cell>
          <table:table-cell table:style-name="ce7" office:value-type="float" office:value="0.50225" calcext:value-type="float">
            <text:p>0,50225</text:p>
          </table:table-cell>
          <table:table-cell table:style-name="ce7" table:formula="of:=[.C9]-[.D9]" office:value-type="float" office:value="1.759958" calcext:value-type="float">
            <text:p>1,7599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7" office:value-type="float" office:value="12" calcext:value-type="float">
            <text:p>12,00000</text:p>
          </table:table-cell>
          <table:table-cell table:style-name="ce7" office:value-type="float" office:value="4.629" calcext:value-type="float">
            <text:p>4,62900</text:p>
          </table:table-cell>
          <table:table-cell table:style-name="ce7" table:formula="of:=[.C10]-[.D10]" office:value-type="float" office:value="7.371" calcext:value-type="float">
            <text:p>7,371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500" calcext:value-type="float">
            <text:p>1500</text:p>
          </table:table-cell>
          <table:table-cell table:style-name="ce7" office:value-type="float" office:value="49.606075" calcext:value-type="float">
            <text:p>49,60608</text:p>
          </table:table-cell>
          <table:table-cell table:style-name="ce7" office:value-type="float" office:value="20.655094" calcext:value-type="float">
            <text:p>20,65509</text:p>
          </table:table-cell>
          <table:table-cell table:style-name="ce7" table:formula="of:=[.C11]-[.D11]" office:value-type="float" office:value="28.950981" calcext:value-type="float">
            <text:p>28,9509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7" office:value-type="float" office:value="104.293144" calcext:value-type="float">
            <text:p>104,29314</text:p>
          </table:table-cell>
          <table:table-cell table:style-name="ce7" office:value-type="float" office:value="30.159181" calcext:value-type="float">
            <text:p>30,15918</text:p>
          </table:table-cell>
          <table:table-cell table:style-name="ce7" table:formula="of:=[.C12]-[.D12]" office:value-type="float" office:value="74.133963" calcext:value-type="float">
            <text:p>74,1339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7" office:value-type="float" office:value="365" calcext:value-type="float">
            <text:p>365,00000</text:p>
          </table:table-cell>
          <table:table-cell table:style-name="ce7" office:value-type="float" office:value="108" calcext:value-type="float">
            <text:p>108,00000</text:p>
          </table:table-cell>
          <table:table-cell table:style-name="ce7" table:formula="of:=[.C13]-[.D13]" office:value-type="float" office:value="257" calcext:value-type="float">
            <text:p>257,00000</text:p>
          </table:table-cell>
          <table:table-cell table:number-columns-repeated="3"/>
        </table:table-row>
        <table:table-row table:style-name="ro2" table:number-rows-repeated="7">
          <table:table-cell/>
          <table:table-cell table:style-name="ce3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calar op. time, rough est. (sec)</text:p>
          </table:table-cell>
          <table:table-cell table:formula="of:=[.$C$10] / ([.$B$10] * [.$B$10]  * (2 * [.$B$10]  - 1))" office:value-type="float" office:value="0.00000000600300150075" calcext:value-type="float">
            <text:p>6,00300150075038E-09</text:p>
          </table:table-cell>
        </table:table-row>
        <table:table-row table:style-name="ro2">
          <table:table-cell/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table-cell table:style-name="ce11"/>
          <table:table-cell table:number-columns-repeated="3"/>
        </table:table-row>
        <table:table-row table:style-name="ro2">
          <table:table-cell/>
          <table:table-cell table:style-name="ce6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style-name="ce11"/>
          <table:table-cell table:number-columns-repeated="3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9" table:formula="of:=CEILING([.$B24]/2)*(2*[.$B24] - 1) * [.$H$21]" office:value-type="float" office:value="0.00000057028514257129" calcext:value-type="float">
            <text:p>5,70285142571286E-07</text:p>
          </table:table-cell>
          <table:table-cell table:style-name="ce7" office:value-type="float" office:value="0.000036" calcext:value-type="float">
            <text:p>0,00004</text:p>
          </table:table-cell>
          <table:table-cell table:style-name="ce10"/>
          <table:table-cell table:number-columns-repeated="3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9" table:formula="of:=CEILING([.$B25]/2)*(2*[.$B25] - 1) * [.$H$21]" office:value-type="float" office:value="0.0000597298649324662" calcext:value-type="float">
            <text:p>5,97298649324662E-05</text:p>
          </table:table-cell>
          <table:table-cell table:style-name="ce7" office:value-type="float" office:value="0.000139" calcext:value-type="float">
            <text:p>0,00014</text:p>
          </table:table-cell>
          <table:table-cell table:style-name="ce10"/>
          <table:table-cell table:number-columns-repeated="3"/>
        </table:table-row>
        <table:table-row table:style-name="ro2">
          <table:table-cell/>
          <table:table-cell table:style-name="ce2" office:value-type="float" office:value="500" calcext:value-type="float">
            <text:p>500</text:p>
          </table:table-cell>
          <table:table-cell table:style-name="ce9" table:formula="of:=CEILING([.$B26]/2)*(2*[.$B26] - 1) * [.$H$21]" office:value-type="float" office:value="0.00149924962481241" calcext:value-type="float">
            <text:p>0,00149924962481241</text:p>
          </table:table-cell>
          <table:table-cell table:style-name="ce7" office:value-type="float" office:value="0.006789" calcext:value-type="float">
            <text:p>0,00679</text:p>
          </table:table-cell>
          <table:table-cell table:style-name="ce10"/>
          <table:table-cell table:number-columns-repeated="3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9" table:formula="of:=CEILING([.$B27]/2)*(2*[.$B27] - 1) * [.$H$21]" office:value-type="float" office:value="0.006" calcext:value-type="float">
            <text:p>0,006</text:p>
          </table:table-cell>
          <table:table-cell table:style-name="ce7" office:value-type="float" office:value="0.024599" calcext:value-type="float">
            <text:p>0,02460</text:p>
          </table:table-cell>
          <table:table-cell table:style-name="ce10"/>
          <table:table-cell table:number-columns-repeated="3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9" table:formula="of:=CEILING([.$B28]/2)*(2*[.$B28] - 1) * [.$H$21]" office:value-type="float" office:value="0.0240060030015007" calcext:value-type="float">
            <text:p>0,0240060030015007</text:p>
          </table:table-cell>
          <table:table-cell table:style-name="ce7" office:value-type="float" office:value="0.054367" calcext:value-type="float">
            <text:p>0,05437</text:p>
          </table:table-cell>
          <table:table-cell table:style-name="ce10"/>
          <table:table-cell table:number-columns-repeated="3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9" table:formula="of:=CEILING([.$B29]/2)*(2*[.$B29] - 1) * [.$H$21]" office:value-type="float" office:value="0.0540180090045023" calcext:value-type="float">
            <text:p>0,0540180090045023</text:p>
          </table:table-cell>
          <table:table-cell table:style-name="ce7" office:value-type="float" office:value="0.099394" calcext:value-type="float">
            <text:p>0,09939</text:p>
          </table:table-cell>
          <table:table-cell table:style-name="ce10"/>
          <table:table-cell table:number-columns-repeated="3"/>
        </table:table-row>
        <table:table-row table:style-name="ro2" table:number-rows-repeated="6">
          <table:table-cell/>
          <table:table-cell table:style-name="ce3"/>
          <table:table-cell table:style-name="ce10"/>
          <table:table-cell table:style-name="ce8"/>
          <table:table-cell table:style-name="ce10"/>
          <table:table-cell table:number-columns-repeated="3"/>
        </table:table-row>
        <table:table-row table:style-name="ro2" table:number-rows-repeated="2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0:10:51.531263971</meta:creation-date>
    <dc:date>2022-11-20T20:56:27.728121657</dc:date>
    <meta:editing-duration>PT15M4S</meta:editing-duration>
    <meta:editing-cycles>2</meta:editing-cycles>
    <meta:generator>LibreOffice/7.3.7.2$Linux_X86_64 LibreOffice_project/30$Build-2</meta:generator>
    <meta:document-statistic meta:table-count="1" meta:cell-count="58" meta:object-count="0"/>
  </office:meta>
</office:document-meta>
</file>